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18.86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ime, Secon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thod / Size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5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M</text:p>
          </table:table-cell>
          <table:table-cell office:value-type="float" office:value="8.8555" calcext:value-type="float">
            <text:p>8.8555</text:p>
          </table:table-cell>
          <table:table-cell office:value-type="float" office:value="99.7991764706" calcext:value-type="float">
            <text:p>99.7991764706</text:p>
          </table:table-cell>
          <table:table-cell office:value-type="float" office:value="231.798588235" calcext:value-type="float">
            <text:p>231.798588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uv</text:p>
          </table:table-cell>
          <table:table-cell office:value-type="float" office:value="1.6935" calcext:value-type="float">
            <text:p>1.6935</text:p>
          </table:table-cell>
          <table:table-cell office:value-type="float" office:value="32.6345" calcext:value-type="float">
            <text:p>32.6345</text:p>
          </table:table-cell>
          <table:table-cell office:value-type="float" office:value="121.789" calcext:value-type="float">
            <text:p>121.7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T</text:p>
          </table:table-cell>
          <table:table-cell office:value-type="float" office:value="24.792" calcext:value-type="float">
            <text:p>24.792</text:p>
          </table:table-cell>
          <table:table-cell office:value-type="float" office:value="541.7925" calcext:value-type="float">
            <text:p>541.7925</text:p>
          </table:table-cell>
          <table:table-cell office:value-type="float" office:value="2239.5165" calcext:value-type="float">
            <text:p>2239.516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emory, G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thod / Size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5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M</text:p>
          </table:table-cell>
          <table:table-cell office:value-type="float" office:value="1.47877905882" calcext:value-type="float">
            <text:p>1.4787790588</text:p>
          </table:table-cell>
          <table:table-cell office:value-type="float" office:value="2.77922517647" calcext:value-type="float">
            <text:p>2.7792251765</text:p>
          </table:table-cell>
          <table:table-cell office:value-type="float" office:value="4.15018352941" calcext:value-type="float">
            <text:p>4.15018352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uv</text:p>
          </table:table-cell>
          <table:table-cell office:value-type="float" office:value="1.885978" calcext:value-type="float">
            <text:p>1.885978</text:p>
          </table:table-cell>
          <table:table-cell office:value-type="float" office:value="3.888214" calcext:value-type="float">
            <text:p>3.888214</text:p>
          </table:table-cell>
          <table:table-cell office:value-type="float" office:value="5.742914" calcext:value-type="float">
            <text:p>5.7429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T</text:p>
          </table:table-cell>
          <table:table-cell office:value-type="float" office:value="2.696498" calcext:value-type="float">
            <text:p>2.696498</text:p>
          </table:table-cell>
          <table:table-cell office:value-type="float" office:value="8.70012" calcext:value-type="float">
            <text:p>8.70012</text:p>
          </table:table-cell>
          <table:table-cell office:value-type="float" office:value="10.50532" calcext:value-type="float">
            <text:p>10.5053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MI and mixin</text:p>
          </table:table-cell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hod / Mixin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M</text:p>
          </table:table-cell>
          <table:table-cell office:value-type="float" office:value="0.762299" calcext:value-type="float">
            <text:p>0.762299</text:p>
          </table:table-cell>
          <table:table-cell office:value-type="float" office:value="0.82391" calcext:value-type="float">
            <text:p>0.82391</text:p>
          </table:table-cell>
          <table:table-cell office:value-type="float" office:value="0.879388" calcext:value-type="float">
            <text:p>0.8793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uv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T</text:p>
          </table:table-cell>
          <table:table-cell office:value-type="float" office:value="0.98978" calcext:value-type="float">
            <text:p>0.98978</text:p>
          </table:table-cell>
          <table:table-cell office:value-type="float" office:value="0.986701" calcext:value-type="float">
            <text:p>0.986701</text:p>
          </table:table-cell>
          <table:table-cell office:value-type="float" office:value="0.97837" calcext:value-type="float">
            <text:p>0.978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dularity and mixin</text:p>
          </table:table-cell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hod / Mixin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M</text:p>
          </table:table-cell>
          <table:table-cell office:value-type="float" office:value="0.354761" calcext:value-type="float">
            <text:p>0.354761</text:p>
          </table:table-cell>
          <table:table-cell office:value-type="float" office:value="0.327634" calcext:value-type="float">
            <text:p>0.327634</text:p>
          </table:table-cell>
          <table:table-cell office:value-type="float" office:value="0.330584" calcext:value-type="float">
            <text:p>0.3305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uv</text:p>
          </table:table-cell>
          <table:table-cell office:value-type="float" office:value="0.731127" calcext:value-type="float">
            <text:p>0.731127</text:p>
          </table:table-cell>
          <table:table-cell office:value-type="float" office:value="0.63029" calcext:value-type="float">
            <text:p>0.63029</text:p>
          </table:table-cell>
          <table:table-cell office:value-type="float" office:value="0.513622" calcext:value-type="float">
            <text:p>0.5136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T</text:p>
          </table:table-cell>
          <table:table-cell office:value-type="float" office:value="0.72754" calcext:value-type="float">
            <text:p>0.72754</text:p>
          </table:table-cell>
          <table:table-cell office:value-type="float" office:value="0.625132" calcext:value-type="float">
            <text:p>0.625132</text:p>
          </table:table-cell>
          <table:table-cell office:value-type="float" office:value="0.505108" calcext:value-type="float">
            <text:p>0.50510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MI and mixin</text:p>
          </table:table-cell>
          <table:table-cell office:value-type="string" calcext:value-type="string">
            <text:p>3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hod / Mixin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M</text:p>
          </table:table-cell>
          <table:table-cell office:value-type="float" office:value="0.834724" calcext:value-type="float">
            <text:p>0.834724</text:p>
          </table:table-cell>
          <table:table-cell office:value-type="float" office:value="0.887544" calcext:value-type="float">
            <text:p>0.887544</text:p>
          </table:table-cell>
          <table:table-cell office:value-type="float" office:value="0.846922" calcext:value-type="float">
            <text:p>0.8469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uv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T</text:p>
          </table:table-cell>
          <table:table-cell office:value-type="float" office:value="0.992131" calcext:value-type="float">
            <text:p>0.992131</text:p>
          </table:table-cell>
          <table:table-cell office:value-type="float" office:value="0.99108" calcext:value-type="float">
            <text:p>0.99108</text:p>
          </table:table-cell>
          <table:table-cell office:value-type="float" office:value="0.987152" calcext:value-type="float">
            <text:p>0.98715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dularity and mixin</text:p>
          </table:table-cell>
          <table:table-cell office:value-type="string" calcext:value-type="string">
            <text:p>3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hod / Mixin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M</text:p>
          </table:table-cell>
          <table:table-cell office:value-type="float" office:value="0.664676" calcext:value-type="float">
            <text:p>0.664676</text:p>
          </table:table-cell>
          <table:table-cell office:value-type="float" office:value="0.616638" calcext:value-type="float">
            <text:p>0.616638</text:p>
          </table:table-cell>
          <table:table-cell office:value-type="float" office:value="0.425408" calcext:value-type="float">
            <text:p>0.425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uv</text:p>
          </table:table-cell>
          <table:table-cell office:value-type="float" office:value="0.850284" calcext:value-type="float">
            <text:p>0.850284</text:p>
          </table:table-cell>
          <table:table-cell office:value-type="float" office:value="0.717167" calcext:value-type="float">
            <text:p>0.717167</text:p>
          </table:table-cell>
          <table:table-cell office:value-type="float" office:value="0.579626" calcext:value-type="float">
            <text:p>0.579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T</text:p>
          </table:table-cell>
          <table:table-cell office:value-type="float" office:value="0.844417" calcext:value-type="float">
            <text:p>0.844417</text:p>
          </table:table-cell>
          <table:table-cell office:value-type="float" office:value="0.710677" calcext:value-type="float">
            <text:p>0.710677</text:p>
          </table:table-cell>
          <table:table-cell office:value-type="float" office:value="0.572366" calcext:value-type="float">
            <text:p>0.57236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MI and mixin</text:p>
          </table:table-cell>
          <table:table-cell office:value-type="string" calcext:value-type="string">
            <text:p>5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hod / Mixin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M</text:p>
          </table:table-cell>
          <table:table-cell office:value-type="float" office:value="0.757012" calcext:value-type="float">
            <text:p>0.757012</text:p>
          </table:table-cell>
          <table:table-cell office:value-type="float" office:value="0.820138" calcext:value-type="float">
            <text:p>0.820138</text:p>
          </table:table-cell>
          <table:table-cell office:value-type="float" office:value="0.708932" calcext:value-type="float">
            <text:p>0.7089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u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342" calcext:value-type="float">
            <text:p>0.995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T</text:p>
          </table:table-cell>
          <table:table-cell office:value-type="float" office:value="0.839428" calcext:value-type="float">
            <text:p>0.839428</text:p>
          </table:table-cell>
          <table:table-cell office:value-type="float" office:value="0.816482" calcext:value-type="float">
            <text:p>0.816482</text:p>
          </table:table-cell>
          <table:table-cell office:value-type="float" office:value="0.72322" calcext:value-type="float">
            <text:p>0.7232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dularity and mixin</text:p>
          </table:table-cell>
          <table:table-cell office:value-type="string" calcext:value-type="string">
            <text:p>5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hod / Mixin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M</text:p>
          </table:table-cell>
          <table:table-cell office:value-type="float" office:value="0.552126" calcext:value-type="float">
            <text:p>0.552126</text:p>
          </table:table-cell>
          <table:table-cell office:value-type="float" office:value="0.595334" calcext:value-type="float">
            <text:p>0.595334</text:p>
          </table:table-cell>
          <table:table-cell office:value-type="float" office:value="0.436555" calcext:value-type="float">
            <text:p>0.4365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uv</text:p>
          </table:table-cell>
          <table:table-cell office:value-type="float" office:value="0.871757" calcext:value-type="float">
            <text:p>0.871757</text:p>
          </table:table-cell>
          <table:table-cell office:value-type="float" office:value="0.73239" calcext:value-type="float">
            <text:p>0.73239</text:p>
          </table:table-cell>
          <table:table-cell office:value-type="float" office:value="0.590704" calcext:value-type="float">
            <text:p>0.5907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T</text:p>
          </table:table-cell>
          <table:table-cell office:value-type="float" office:value="0.78733" calcext:value-type="float">
            <text:p>0.78733</text:p>
          </table:table-cell>
          <table:table-cell office:value-type="float" office:value="0.579913" calcext:value-type="float">
            <text:p>0.579913</text:p>
          </table:table-cell>
          <table:table-cell office:value-type="float" office:value="0.346783" calcext:value-type="float">
            <text:p>0.3467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0:55:58.526331242</meta:creation-date>
    <dc:date>2017-06-12T12:49:18.643341095</dc:date>
    <meta:editing-duration>PT49S</meta:editing-duration>
    <meta:editing-cycles>1</meta:editing-cycles>
    <meta:document-statistic meta:table-count="1" meta:cell-count="142" meta:object-count="0"/>
    <meta:generator>LibreOffice/5.1.6.2$Linux_X86_64 LibreOffice_project/10m0$Build-2</meta:generator>
  </office:meta>
</office:document-meta>
</file>